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Arial Unicode MS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" style:family="paragraph">
      <style:paragraph-properties fo:margin-top="0in" fo:margin-bottom="0in" fo:text-align="center" style:writing-mode="lr-tb"/>
    </style:style>
    <style:style style:name="P3" style:family="paragraph">
      <style:paragraph-properties fo:margin-top="0in" fo:margin-bottom="0in" fo:text-align="justify" style:writing-mode="lr-tb"/>
    </style:style>
    <style:style style:name="P4" style:family="paragraph">
      <loext:graphic-properties draw:fill="none" draw:fill-color="#ffffff"/>
      <style:paragraph-properties fo:margin-top="0in" fo:margin-bottom="0in"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top="0in" fo:margin-bottom="0.0835in" fo:text-align="center" style:writing-mode="lr-tb"/>
    </style:style>
    <style:style style:name="P7" style:family="paragraph">
      <style:paragraph-properties fo:margin-top="0in" fo:margin-bottom="0in" fo:text-align="start" style:writing-mode="lr-tb"/>
    </style:style>
    <style:style style:name="P8" style:family="paragraph">
      <loext:graphic-properties draw:fill="none" draw:fill-color="#ffffff"/>
      <style:paragraph-properties fo:margin-top="0in" fo:margin-bottom="0.0835in" fo:text-align="center" style:writing-mode="lr-tb"/>
    </style:style>
    <style:style style:name="T1" style:family="text">
      <style:text-properties style:use-window-font-color="true" style:font-name="Times New Roman" fo:font-size="14pt" fo:language="en" fo:country="GB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" style:family="text"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Courier New" fo:font-size="12pt" fo:language="en" fo:country="GB" fo:font-weight="bold" style:font-name-asian="Times New Roman" style:font-size-asian="12pt" style:font-weight-asian="bold" style:font-name-complex="Courier New" style:font-size-complex="12pt" style:language-complex="ar" style:country-complex="SA"/>
    </style:style>
    <style:style style:name="T4" style:family="text">
      <style:text-properties style:use-window-font-color="true" style:font-name="Times New Roman" fo:font-size="10pt" fo:language="en" fo:country="GB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Times New Roman" fo:font-size="8pt" fo:language="en" fo:country="GB" style:font-name-asian="Times New Roman" style:font-size-asian="8pt" style:font-name-complex="Times New Roman" style:font-size-complex="8pt" style:language-complex="ar" style:country-complex="SA"/>
    </style:style>
    <style:style style:name="T6" style:family="text">
      <style:text-properties style:use-window-font-color="true" style:font-name="Times New Roman" fo:font-size="4pt" fo:language="en" fo:country="GB" style:font-name-asian="Times New Roman" style:font-size-asian="4pt" style:font-name-complex="Times New Roman" style:font-size-complex="4pt" style:language-complex="ar" style:country-complex="SA"/>
    </style:style>
    <style:style style:name="T7" style:family="text">
      <style:text-properties style:use-window-font-color="true" style:font-name="Courier New" fo:font-size="10pt" fo:language="en" fo:country="GB" fo:font-weight="bold" style:font-name-asian="Times New Roman" style:font-size-asian="10pt" style:font-weight-asian="bold" style:font-name-complex="Courier New" style:font-size-complex="10pt" style:language-complex="ar" style:country-complex="SA"/>
    </style:style>
    <style:style style:name="T8" style:family="text">
      <style:text-properties style:use-window-font-color="true" style:font-name="Times New Roman" fo:font-size="12pt" fo:language="en" fo:country="GB" fo:font-weight="bold" style:font-name-asian="Times New Roman" style:font-size-asian="12pt" style:font-weight-asian="bold" style:font-name-complex="Times New Roman" style:font-size-complex="12pt" style:language-complex="ar" style:country-complex="SA" style:font-weight-complex="normal"/>
    </style:style>
    <style:style style:name="T9" style:family="text">
      <style:text-properties style:use-window-font-color="true" style:font-name="Courier New" fo:font-size="8pt" fo:language="en" fo:country="GB" style:font-name-asian="MS Mincho" style:font-size-asian="8pt" style:font-name-complex="Courier New" style:font-size-complex="10pt" style:language-complex="ar" style:country-complex="SA"/>
    </style:style>
    <style:style style:name="T10" style:family="text">
      <style:text-properties style:use-window-font-color="true" style:font-name="Courier New" fo:font-size="8pt" fo:language="en" fo:country="GB" fo:font-weight="bold" style:font-name-asian="MS Mincho" style:font-size-asian="8pt" style:font-weight-asian="bold" style:font-name-complex="Courier New" style:font-size-complex="10pt" style:language-complex="ar" style:country-complex="SA" style:font-weight-complex="bold"/>
    </style:style>
    <style:style style:name="T11" style:family="text">
      <style:text-properties style:use-window-font-color="true" style:font-name="Courier New" fo:font-size="6pt" fo:language="en" fo:country="GB" style:font-name-asian="MS Mincho" style:font-size-asian="6pt" style:font-name-complex="Courier New" style:font-size-complex="10pt" style:language-complex="ar" style:country-complex="SA"/>
    </style:style>
    <style:style style:name="T12" style:family="text">
      <style:text-properties style:use-window-font-color="true" style:font-name="Courier New" fo:font-size="7pt" fo:language="en" fo:country="GB" style:font-name-asian="MS Mincho" style:font-size-asian="7pt" style:font-name-complex="Courier New" style:font-size-complex="7pt" style:language-complex="ar" style:country-complex="SA"/>
    </style:style>
    <style:style style:name="T13" style:family="text">
      <style:text-properties style:use-window-font-color="true" style:font-name="Courier New" fo:font-size="7pt" fo:language="en" fo:country="GB" style:font-name-asian="Times New Roman" style:font-size-asian="7pt" style:font-name-complex="Courier New" style:font-size-complex="7pt" style:language-complex="ar" style:country-complex="SA"/>
    </style:style>
    <style:style style:name="T14" style:family="text">
      <style:text-properties style:use-window-font-color="true" style:font-name="Times New Roman" fo:font-size="10pt" fo:language="en" fo:country="GB" fo:font-weight="bold" style:font-name-asian="Times New Roman" style:font-size-asian="10pt" style:font-weight-asian="bold" style:font-name-complex="Times New Roman" style:font-size-complex="12pt" style:language-complex="ar" style:country-complex="SA" style:font-weight-complex="normal"/>
    </style:style>
    <style:style style:name="T15" style:family="text">
      <style:text-properties style:use-window-font-color="true" style:font-name="Courier New" fo:font-size="7pt" fo:language="en" fo:country="GB" fo:font-weight="normal" style:font-name-asian="Times New Roman" style:font-size-asian="7pt" style:font-weight-asian="normal" style:font-name-complex="Courier New" style:font-size-complex="7pt" style:language-complex="ar" style:country-complex="SA" style:font-weight-complex="normal"/>
    </style:style>
    <style:style style:name="T16" style:family="text">
      <style:text-properties style:use-window-font-color="true" style:font-name="Courier New" fo:font-size="6pt" fo:language="en" fo:country="GB" style:font-name-asian="Times New Roman" style:font-size-asian="6pt" style:font-name-complex="Courier New" style:font-size-complex="10pt" style:language-complex="ar" style:country-complex="SA"/>
    </style:style>
    <style:style style:name="gr1" style:family="graphic">
      <style:graphic-properties fo:margin-left="0.1256in" fo:margin-right="0.1256in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dash" draw:stroke-dash="Dashed_20__28_var_29__20_3" svg:stroke-width="0.0102in" svg:stroke-color="#000000" draw:stroke-linejoin="miter" draw:fill="none" draw:fill-color="#ffffff" draw:textarea-horizontal-align="center" draw:textarea-vertical-align="middle" draw:auto-grow-height="false" draw:auto-grow-width="false" fo:padding-top="0in" fo:padding-bottom="0in" fo:padding-left="0.05in" fo:padding-right="0in" fo:wrap-option="wrap" draw:shadow="hidden" style:run-through="foreground"/>
      <style:paragraph-properties style:writing-mode="lr-tb"/>
    </style:style>
    <style:style style:name="gr4" style:family="graphic">
      <style:graphic-properties draw:stroke="solid" svg:stroke-width="0.0102in" svg:stroke-color="#000000" draw:stroke-linejoin="miter" draw:fill="none" draw:fill-color="#ffffff" draw:textarea-horizontal-align="center" draw:textarea-vertical-align="middle" draw:auto-grow-height="false" draw:auto-grow-width="false" fo:padding-top="0in" fo:padding-bottom="0in" fo:padding-left="0.05in" fo:padding-right="0in" fo:wrap-option="wrap" draw:shadow="hidden" style:run-through="foreground"/>
      <style:paragraph-properties style:writing-mode="lr-tb"/>
    </style:style>
    <style:style style:name="gr5" style:family="graphic">
      <style:graphic-properties draw:stroke="solid" svg:stroke-width="0.0417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6" style:family="graphic">
      <style:graphic-properties draw:stroke="solid" svg:stroke-width="0.0626in" svg:stroke-color="#000000" draw:marker-end="Arrowheads_20_1" draw:marker-end-width="0.1874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7" style:family="graphic">
      <style:graphic-properties draw:stroke="solid" svg:stroke-width="0.0102in" svg:stroke-color="#000000" draw:stroke-linejoin="miter" draw:fill="none" draw:fill-color="#ffffff" draw:textarea-horizontal-align="justify" draw:textarea-vertical-align="middle" draw:auto-grow-height="false" draw:auto-grow-width="false" fo:padding-top="0in" fo:padding-bottom="0in" fo:padding-left="0.05in" fo:padding-right="0in" fo:wrap-option="wrap" draw:shadow="hidden" style:run-through="foreground"/>
      <style:paragraph-properties style:writing-mode="lr-tb"/>
    </style:style>
    <style:style style:name="gr8" style:family="graphic">
      <style:graphic-properties draw:stroke="solid" svg:stroke-width="0.0417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9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5.111in" fo:min-width="0in" fo:padding-top="0.0902in" fo:padding-bottom="0.0902in" fo:padding-left="0.1736in" fo:padding-right="0.1736in" fo:wrap-option="wrap" draw:shadow="hidden" style:run-through="foreground"/>
    </style:style>
    <style:style style:name="gr10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1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4.6929in" fo:min-width="2.6402in" fo:padding-top="0.0902in" fo:padding-bottom="0.0902in" fo:padding-left="0.1736in" fo:padding-right="0.1736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draw:z-index="0" draw:style-name="gr1"><draw:rect draw:style-name="gr2" draw:text-style-name="P1" svg:width="9.6094in" svg:height="5.8433in" svg:x="0in" svg:y="0in"><text:p/></draw:rect><draw:frame draw:style-name="gr3" draw:text-style-name="P4" svg:width="5.9724in" svg:height="5.5823in" svg:x="0.1161in" svg:y="0.1299in"><draw:text-box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3"><text:span text:style-name="T2"/></text:p><text:p text:style-name="P3"><text:span text:style-name="T2"/></text:p><text:p text:style-name="P3"><text:span text:style-name="T2"/></text:p><text:p text:style-name="P3"><text:span text:style-name="T2"/></text:p></draw:text-box></draw:frame><draw:frame draw:style-name="gr4" draw:text-style-name="P4" svg:width="1.0386in" svg:height="1.0378in" svg:x="1.5429in" svg:y="0.3898in"><draw:text-box><text:p text:style-name="P2"><text:span text:style-name="T3">confi</text:span><text:span text:style-name="T3">g</text:span></text:p><text:p text:style-name="P2"><text:span text:style-name="T2">appconfig</text:span><text:span text:style-name="T2">-mcs</text:span></text:p><text:p text:style-name="P2"><text:span text:style-name="T2">appconfig</text:span><text:span text:style-name="T2">-mls</text:span></text:p><text:p text:style-name="P2"><text:span text:style-name="T2">appconfig</text:span><text:span text:style-name="T2">-standard</text:span></text:p><text:p text:style-name="P2"><text:span text:style-name="T2">local.user</text:span><text:span text:style-name="T2">s</text:span></text:p></draw:text-box></draw:frame><draw:frame draw:style-name="gr4" draw:text-style-name="P4" svg:width="1.0386in" svg:height="5.1933in" svg:x="0.2453in" svg:y="0.3898in"><draw:text-box><text:p text:style-name="P2"><text:span text:style-name="T3">./</text:span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text:p text:style-name="P2"><text:span text:style-name="T4"/></text:p></draw:text-box></draw:frame><draw:frame draw:style-name="gr4" draw:text-style-name="P4" svg:width="0.7787in" svg:height="0.5205in" svg:x="0.3752in" svg:y="1.1673in"><draw:text-box><text:p text:style-name="P2"><text:span text:style-name="T2"/></text:p><text:p text:style-name="P2"><text:span text:style-name="T2">build.conf</text:span></text:p><text:p text:style-name="P2"><text:span text:style-name="T2"/></text:p></draw:text-box></draw:frame><draw:frame draw:style-name="gr4" draw:text-style-name="P4" svg:width="0.7776in" svg:height="0.5205in" svg:x="0.3752in" svg:y="1.8165in"><draw:text-box><text:p text:style-name="P2"><text:span text:style-name="T2"/></text:p><text:p text:style-name="P2"><text:span text:style-name="T2">Makefile</text:span></text:p><text:p text:style-name="P2"><text:span text:style-name="T2"/></text:p></draw:text-box></draw:frame><draw:frame draw:style-name="gr4" draw:text-style-name="P4" svg:width="0.7787in" svg:height="0.5189in" svg:x="0.3752in" svg:y="2.5969in"><draw:text-box><text:p text:style-name="P2"><text:span text:style-name="T2"/></text:p><text:p text:style-name="P2"><text:span text:style-name="T2">Rules.</text:span></text:p><text:p text:style-name="P2"><text:span text:style-name="T2">modular</text:span></text:p></draw:text-box></draw:frame><draw:frame draw:style-name="gr4" draw:text-style-name="P4" svg:width="0.7787in" svg:height="0.5205in" svg:x="0.3752in" svg:y="3.2445in"><draw:text-box><text:p text:style-name="P2"><text:span text:style-name="T2"/></text:p><text:p text:style-name="P2"><text:span text:style-name="T2">R</text:span><text:span text:style-name="T2">u</text:span><text:span text:style-name="T2">l</text:span><text:span text:style-name="T2">e</text:span><text:span text:style-name="T2">s</text:span><text:span text:style-name="T2">.</text:span></text:p><text:p text:style-name="P2"><text:span text:style-name="T2">m</text:span><text:span text:style-name="T2">o</text:span><text:span text:style-name="T2">n</text:span><text:span text:style-name="T2">o</text:span><text:span text:style-name="T2">l</text:span><text:span text:style-name="T2">i</text:span><text:span text:style-name="T2">t</text:span><text:span text:style-name="T2">h</text:span><text:span text:style-name="T2">i</text:span><text:span text:style-name="T2">c</text:span></text:p><text:p text:style-name="P2"><text:span text:style-name="T2"/></text:p></draw:text-box></draw:frame><draw:line draw:style-name="gr5" draw:text-style-name="P1" svg:x1="1.2835in" svg:y1="0.9083in" svg:x2="1.5425in" svg:y2="0.9091in"><text:p/></draw:line><draw:line draw:style-name="gr5" draw:text-style-name="P1" svg:x1="2.5827in" svg:y1="0.9083in" svg:x2="2.8417in" svg:y2="0.9091in"><text:p/></draw:line><draw:line draw:style-name="gr5" draw:text-style-name="P1" svg:x1="1.2835in" svg:y1="4.0252in" svg:x2="1.5425in" svg:y2="4.026in"><text:p/></draw:line><draw:line draw:style-name="gr6" draw:text-style-name="P1" svg:x1="2.5827in" svg:y1="3.7654in" svg:x2="3.8819in" svg:y2="3.7661in"><text:p/></draw:line><draw:frame draw:style-name="gr4" draw:text-style-name="P4" svg:width="0.7787in" svg:height="0.778in" svg:x="2.8417in" svg:y="0.5189in"><draw:text-box><text:p text:style-name="P2"><text:span text:style-name="T5"/></text:p><text:p text:style-name="P2"><text:span text:style-name="T5">Application </text:span><text:span text:style-name="T5">specific </text:span><text:span text:style-name="T5">configurati</text:span><text:span text:style-name="T5">on files</text:span></text:p><text:p text:style-name="P2"><text:span text:style-name="T5"/></text:p><text:p text:style-name="P2"><text:span text:style-name="T5"/></text:p><text:p text:style-name="P2"><text:span text:style-name="T5"/></text:p></draw:text-box></draw:frame><draw:frame draw:style-name="gr4" draw:text-style-name="P4" svg:width="1.0386in" svg:height="0.778in" svg:x="1.5429in" svg:y="1.5575in"><draw:text-box><text:p text:style-name="P2"><text:span text:style-name="T3">doc</text:span></text:p><text:p text:style-name="P2"><text:span text:style-name="T2">templates</text:span></text:p><text:p text:style-name="P2"><text:span text:style-name="T6"/></text:p><text:p text:style-name="P2"><text:span text:style-name="T2">example </text:span><text:span text:style-name="T2">files + dtd</text:span></text:p></draw:text-box></draw:frame><draw:frame draw:style-name="gr4" draw:text-style-name="P4" svg:width="1.0386in" svg:height="0.5205in" svg:x="1.5429in" svg:y="2.4661in"><draw:text-box><text:p text:style-name="P2"><text:span text:style-name="T3">man</text:span></text:p><text:p text:style-name="P2"><text:span text:style-name="T2">man</text:span></text:p><text:p text:style-name="P2"><text:span text:style-name="T2">ru</text:span></text:p></draw:text-box></draw:frame><draw:line draw:style-name="gr5" draw:text-style-name="P1" svg:x1="1.2835in" svg:y1="1.948in" svg:x2="1.5425in" svg:y2="1.9488in"><text:p/></draw:line><draw:line draw:style-name="gr5" draw:text-style-name="P1" svg:x1="1.2835in" svg:y1="2.7264in" svg:x2="1.5425in" svg:y2="2.7272in"><text:p/></draw:line><draw:frame draw:style-name="gr4" draw:text-style-name="P4" svg:width="1.0386in" svg:height="1.8177in" svg:x="1.5429in" svg:y="3.1154in"><draw:text-box><text:p text:style-name="P2"><text:span text:style-name="T3">pol</text:span><text:span text:style-name="T3">icy</text:span></text:p><text:p text:style-name="P2"><text:span text:style-name="T2">flask</text:span></text:p><text:p text:style-name="P2"><text:span text:style-name="T5"/></text:p><text:p text:style-name="P2"><text:span text:style-name="T2">mod</text:span><text:span text:style-name="T2">ules</text:span></text:p><text:p text:style-name="P2"><text:span text:style-name="T5"/></text:p><text:p text:style-name="P2"><text:span text:style-name="T5"/></text:p><text:p text:style-name="P2"><text:span text:style-name="T2">supp</text:span><text:span text:style-name="T2">ort</text:span></text:p><text:p text:style-name="P2"><text:span text:style-name="T2">+</text:span></text:p><text:p text:style-name="P2"><text:span text:style-name="T2">Polic</text:span><text:span text:style-name="T2">y </text:span><text:span text:style-name="T2">confi</text:span><text:span text:style-name="T2">gurat</text:span><text:span text:style-name="T2">ion </text:span><text:span text:style-name="T2">files</text:span></text:p><text:p text:style-name="P2"><text:span text:style-name="T2"/></text:p></draw:text-box></draw:frame><draw:frame draw:style-name="gr4" draw:text-style-name="P4" svg:width="1.0398in" svg:height="0.5189in" svg:x="1.5429in" svg:y="5.0638in"><draw:text-box><text:p text:style-name="P2"><text:span text:style-name="T3">s</text:span><text:span text:style-name="T3">u</text:span><text:span text:style-name="T3">p</text:span><text:span text:style-name="T3">p</text:span><text:span text:style-name="T3">o</text:span><text:span text:style-name="T3">r</text:span><text:span text:style-name="T3">t</text:span></text:p><text:p text:style-name="P2"><text:span text:style-name="T2">P</text:span><text:span text:style-name="T2">o</text:span><text:span text:style-name="T2">l</text:span><text:span text:style-name="T2">i</text:span><text:span text:style-name="T2">c</text:span><text:span text:style-name="T2">y</text:span><text:span text:style-name="T2"> </text:span><text:span text:style-name="T2">s</text:span><text:span text:style-name="T2">u</text:span><text:span text:style-name="T2">p</text:span><text:span text:style-name="T2">p</text:span><text:span text:style-name="T2">o</text:span><text:span text:style-name="T2">r</text:span><text:span text:style-name="T2">t</text:span><text:span text:style-name="T2">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s</text:span></text:p></draw:text-box></draw:frame><draw:line draw:style-name="gr5" draw:text-style-name="P1" svg:x1="2.5827in" svg:y1="1.8173in" svg:x2="2.8417in" svg:y2="1.8181in"><text:p/></draw:line><draw:frame draw:style-name="gr7" draw:text-style-name="P4" svg:width="0.7787in" svg:height="0.2579in" svg:x="2.8417in" svg:y="1.6874in"><draw:text-box><text:p text:style-name="P2"><text:span text:style-name="T5">html </text:span><text:span text:style-name="T5">template </text:span><text:span text:style-name="T5">files</text:span></text:p></draw:text-box></draw:frame><draw:line draw:style-name="gr5" draw:text-style-name="P1" svg:x1="2.5827in" svg:y1="2.7264in" svg:x2="2.8417in" svg:y2="2.7272in"><text:p/></draw:line><draw:line draw:style-name="gr5" draw:text-style-name="P1" svg:x1="2.5827in" svg:y1="3.3752in" svg:x2="2.8417in" svg:y2="3.3772in"><text:p/></draw:line><draw:frame draw:style-name="gr7" draw:text-style-name="P4" svg:width="0.7787in" svg:height="0.5205in" svg:x="2.8417in" svg:y="2.4661in"><draw:text-box><text:p text:style-name="P2"><text:span text:style-name="T5">Reference </text:span><text:span text:style-name="T5">Policy man </text:span><text:span text:style-name="T5">pages</text:span></text:p></draw:text-box></draw:frame><draw:line draw:style-name="gr5" draw:text-style-name="P1" svg:x1="1.2835in" svg:y1="5.3236in" svg:x2="1.5425in" svg:y2="5.3244in"><text:p/></draw:line><draw:frame draw:style-name="gr4" draw:text-style-name="P4" svg:width="0.7843in" svg:height="0.3913in" svg:x="2.8417in" svg:y="4.1535in"><draw:text-box><text:p text:style-name="P2"><text:span text:style-name="T5">Referenc</text:span><text:span text:style-name="T5">e Policy </text:span><text:span text:style-name="T5">macros</text:span></text:p><text:p text:style-name="P2"><text:span text:style-name="T5"/></text:p></draw:text-box></draw:frame><draw:line draw:style-name="gr5" draw:text-style-name="P1" svg:x1="2.5827in" svg:y1="4.2843in" svg:x2="2.8417in" svg:y2="4.2862in"><text:p/></draw:line><draw:frame draw:style-name="gr7" draw:text-style-name="P4" svg:width="0.7787in" svg:height="0.2579in" svg:x="2.8417in" svg:y="3.2445in"><draw:text-box><text:p text:style-name="P2"><text:span text:style-name="T5">f</text:span><text:span text:style-name="T5">l</text:span><text:span text:style-name="T5">a</text:span><text:span text:style-name="T5">s</text:span><text:span text:style-name="T5">k</text:span><text:span text:style-name="T5"> </text:span><text:span text:style-name="T5">c</text:span><text:span text:style-name="T5">o</text:span><text:span text:style-name="T5">n</text:span><text:span text:style-name="T5">f</text:span><text:span text:style-name="T5">i</text:span><text:span text:style-name="T5">g</text:span><text:span text:style-name="T5"> </text:span><text:span text:style-name="T5">f</text:span><text:span text:style-name="T5">i</text:span><text:span text:style-name="T5">l</text:span><text:span text:style-name="T5">e</text:span><text:span text:style-name="T5">s</text:span></text:p></draw:text-box></draw:frame><draw:frame draw:style-name="gr4" draw:text-style-name="P4" svg:width="0.7776in" svg:height="0.5189in" svg:x="4.1409in" svg:y="0.9075in"><draw:text-box><text:p text:style-name="P2"><text:span text:style-name="T7"/></text:p><text:p text:style-name="P2"><text:span text:style-name="T7">admin</text:span></text:p><text:p text:style-name="P2"><text:span text:style-name="T2"/></text:p></draw:text-box></draw:frame><draw:line draw:style-name="gr8" draw:text-style-name="P1" svg:x1="3.8819in" svg:y1="1.1681in" svg:x2="3.8827in" svg:y2="5.0638in"><text:p/></draw:line><draw:line draw:style-name="gr5" draw:text-style-name="P1" svg:x1="3.8819in" svg:y1="1.1681in" svg:x2="4.1394in" svg:y2="1.1717in"><text:p/></draw:line><draw:frame draw:style-name="gr4" draw:text-style-name="P4" svg:width="0.7776in" svg:height="0.5177in" svg:x="4.1409in" svg:y="1.6874in"><draw:text-box><text:p text:style-name="P2"><text:span text:style-name="T7"/></text:p><text:p text:style-name="P2"><text:span text:style-name="T7">apps</text:span></text:p><text:p text:style-name="P2"><text:span text:style-name="T2"/></text:p></draw:text-box></draw:frame><draw:frame draw:style-name="gr4" draw:text-style-name="P4" svg:width="0.7776in" svg:height="0.5189in" svg:x="4.1409in" svg:y="2.4661in"><draw:text-box><text:p text:style-name="P2"><text:span text:style-name="T7"/></text:p><text:p text:style-name="P2"><text:span text:style-name="T7">kernel</text:span></text:p><text:p text:style-name="P2"><text:span text:style-name="T2"/></text:p></draw:text-box></draw:frame><draw:frame draw:style-name="gr4" draw:text-style-name="P4" svg:width="0.7776in" svg:height="0.5189in" svg:x="4.1409in" svg:y="3.2445in"><draw:text-box><text:p text:style-name="P2"><text:span text:style-name="T7"/></text:p><text:p text:style-name="P2"><text:span text:style-name="T7">r</text:span><text:span text:style-name="T7">o</text:span><text:span text:style-name="T7">l</text:span><text:span text:style-name="T7">e</text:span><text:span text:style-name="T7">s</text:span></text:p><text:p text:style-name="P2"><text:span text:style-name="T2"/></text:p></draw:text-box></draw:frame><draw:frame draw:style-name="gr4" draw:text-style-name="P4" svg:width="0.7776in" svg:height="0.5189in" svg:x="4.1409in" svg:y="4.0244in"><draw:text-box><text:p text:style-name="P2"><text:span text:style-name="T7"/></text:p><text:p text:style-name="P2"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/text:p><text:p text:style-name="P2"><text:span text:style-name="T2"/></text:p></draw:text-box></draw:frame><draw:frame draw:style-name="gr4" draw:text-style-name="P4" svg:width="0.7776in" svg:height="0.5189in" svg:x="4.1409in" svg:y="4.8028in"><draw:text-box><text:p text:style-name="P2"><text:span text:style-name="T7"/></text:p><text:p text:style-name="P2"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<text:p text:style-name="P2"><text:span text:style-name="T2"/></text:p></draw:text-box></draw:frame><draw:line draw:style-name="gr5" draw:text-style-name="P1" svg:x1="3.8819in" svg:y1="1.948in" svg:x2="4.1409in" svg:y2="1.9488in"><text:p/></draw:line><draw:line draw:style-name="gr5" draw:text-style-name="P1" svg:x1="3.8819in" svg:y1="5.0646in" svg:x2="4.1409in" svg:y2="5.0665in"><text:p/></draw:line><draw:line draw:style-name="gr5" draw:text-style-name="P1" svg:x1="3.8819in" svg:y1="4.2843in" svg:x2="4.1409in" svg:y2="4.285in"><text:p/></draw:line><draw:line draw:style-name="gr5" draw:text-style-name="P1" svg:x1="3.8819in" svg:y1="3.5063in" svg:x2="4.1409in" svg:y2="3.5071in"><text:p/></draw:line><draw:frame draw:style-name="gr4" draw:text-style-name="P4" svg:width="0.7843in" svg:height="0.5189in" svg:x="5.1791in" svg:y="0.9075in"><draw:text-box><text:p text:style-name="P2"><text:span text:style-name="T5"/></text:p><text:p text:style-name="P2"><text:span text:style-name="T5">.te, .if </text:span><text:span text:style-name="T5">and .fc </text:span><text:span text:style-name="T5">module </text:span><text:span text:style-name="T5">files</text:span></text:p><text:p text:style-name="P2"><text:span text:style-name="T5"/></text:p></draw:text-box></draw:frame><draw:line draw:style-name="gr5" draw:text-style-name="P1" svg:x1="4.9201in" svg:y1="1.1681in" svg:x2="5.1776in" svg:y2="1.1701in"><text:p/></draw:line><draw:frame draw:style-name="gr4" draw:text-style-name="P4" svg:width="0.7843in" svg:height="0.5177in" svg:x="5.1791in" svg:y="1.6874in"><draw:text-box><text:p text:style-name="P2"><text:span text:style-name="T5"/></text:p><text:p text:style-name="P2"><text:span text:style-name="T5">.te, .if </text:span><text:span text:style-name="T5">and .fc </text:span><text:span text:style-name="T5">module </text:span><text:span text:style-name="T5">files</text:span></text:p><text:p text:style-name="P2"><text:span text:style-name="T5"/></text:p></draw:text-box></draw:frame><draw:frame draw:style-name="gr4" draw:text-style-name="P4" svg:width="0.7843in" svg:height="0.5189in" svg:x="5.1791in" svg:y="2.4661in"><draw:text-box><text:p text:style-name="P2"><text:span text:style-name="T5"/></text:p><text:p text:style-name="P2"><text:span text:style-name="T5">.te, .if </text:span><text:span text:style-name="T5">and .fc </text:span><text:span text:style-name="T5">module </text:span><text:span text:style-name="T5">files</text:span></text:p><text:p text:style-name="P2"><text:span text:style-name="T5"/></text:p></draw:text-box></draw:frame><draw:frame draw:style-name="gr4" draw:text-style-name="P4" svg:width="0.7843in" svg:height="0.5189in" svg:x="5.1791in" svg:y="3.2445in"><draw:text-box><text:p text:style-name="P2"><text:span text:style-name="T5"/></text:p><text:p text:style-name="P2"><text:span text:style-name="T5">.</text:span><text:span text:style-name="T5">t</text:span><text:span text:style-name="T5">e</text:span><text:span text:style-name="T5">,</text:span><text:span text:style-name="T5"> </text:span><text:span text:style-name="T5">.</text:span><text:span text:style-name="T5">i</text:span><text:span text:style-name="T5">f</text:span><text:span text:style-name="T5"> </text:span><text:span text:style-name="T5">a</text:span><text:span text:style-name="T5">n</text:span><text:span text:style-name="T5">d</text:span><text:span text:style-name="T5"> </text:span><text:span text:style-name="T5">.</text:span><text:span text:style-name="T5">f</text:span><text:span text:style-name="T5">c</text:span><text:span text:style-name="T5"> </text:span><text:span text:style-name="T5">m</text:span><text:span text:style-name="T5">o</text:span><text:span text:style-name="T5">d</text:span><text:span text:style-name="T5">u</text:span><text:span text:style-name="T5">l</text:span><text:span text:style-name="T5">e</text:span><text:span text:style-name="T5"> </text:span><text:span text:style-name="T5">f</text:span><text:span text:style-name="T5">i</text:span><text:span text:style-name="T5">l</text:span><text:span text:style-name="T5">e</text:span><text:span text:style-name="T5">s</text:span></text:p><text:p text:style-name="P2"><text:span text:style-name="T5"/></text:p></draw:text-box></draw:frame><draw:frame draw:style-name="gr4" draw:text-style-name="P4" svg:width="0.7843in" svg:height="0.5189in" svg:x="5.1791in" svg:y="4.0244in"><draw:text-box><text:p text:style-name="P2"><text:span text:style-name="T5"/></text:p><text:p text:style-name="P2"><text:span text:style-name="T5">.te, .if </text:span><text:span text:style-name="T5">and .fc </text:span><text:span text:style-name="T5">modul</text:span><text:span text:style-name="T5">e files</text:span></text:p><text:p text:style-name="P2"><text:span text:style-name="T5"/></text:p></draw:text-box></draw:frame><draw:frame draw:style-name="gr4" draw:text-style-name="P4" svg:width="0.7843in" svg:height="0.5189in" svg:x="5.1791in" svg:y="4.8028in"><draw:text-box><text:p text:style-name="P2"><text:span text:style-name="T5"/></text:p><text:p text:style-name="P2"><text:span text:style-name="T5">.te, .if and .fc </text:span><text:span text:style-name="T5">module files</text:span></text:p><text:p text:style-name="P2"><text:span text:style-name="T5"/></text:p></draw:text-box></draw:frame><draw:line draw:style-name="gr5" draw:text-style-name="P1" svg:x1="4.9201in" svg:y1="1.948in" svg:x2="5.1776in" svg:y2="1.95in"><text:p/></draw:line><draw:line draw:style-name="gr5" draw:text-style-name="P1" svg:x1="4.9201in" svg:y1="2.7264in" svg:x2="5.1776in" svg:y2="2.7283in"><text:p/></draw:line><draw:line draw:style-name="gr5" draw:text-style-name="P1" svg:x1="4.9201in" svg:y1="3.5063in" svg:x2="5.1776in" svg:y2="3.5098in"><text:p/></draw:line><draw:line draw:style-name="gr5" draw:text-style-name="P1" svg:x1="4.9201in" svg:y1="4.2843in" svg:x2="5.1776in" svg:y2="4.2862in"><text:p/></draw:line><draw:line draw:style-name="gr5" draw:text-style-name="P1" svg:x1="4.9201in" svg:y1="5.0646in" svg:x2="5.1776in" svg:y2="5.0665in"><text:p/></draw:line><draw:line draw:style-name="gr5" draw:text-style-name="P1" svg:x1="3.8819in" svg:y1="2.7264in" svg:x2="4.1394in" svg:y2="2.7299in"><text:p/></draw:line><draw:custom-shape draw:style-name="gr9" draw:text-style-name="P5" svg:width="0.3894in" svg:height="5.5823in" svg:x="6.089in" svg:y="0.1299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10" draw:text-style-name="P8" svg:width="2.7276in" svg:height="5.324in" svg:x="6.6075in" svg:y="0.2591in"><draw:text-box><text:p text:style-name="P6"><text:span text:style-name="T8">SELi</text:span><text:span text:style-name="T8">nux </text:span><text:span text:style-name="T8">Polic</text:span><text:span text:style-name="T8">y</text:span></text:p><text:p text:style-name="P7"><text:span text:style-name="T9">-----</text:span><text:span text:style-name="T9">---- </text:span><text:span text:style-name="T10">Polic</text:span><text:span text:style-name="T10">y </text:span><text:span text:style-name="T10">Store</text:span><text:span text:style-name="T9"> </text:span><text:span text:style-name="T9">-----</text:span><text:span text:style-name="T9">-----</text:span><text:span text:style-name="T9">---</text:span></text:p><text:p text:style-name="P7"><text:span text:style-name="T11"/></text:p><text:p text:style-name="P7"><text:span text:style-name="T12">/var/</text:span><text:span text:style-name="T12">lib/</text:span><text:span text:style-name="T12">selinux/</text:span><text:span text:style-name="T12">&lt;NAME</text:span><text:span text:style-name="T13">&gt;</text:span><text:span text:style-name="T12">/</text:span><text:span text:style-name="T12">modules:</text:span></text:p><text:p text:style-name="P7"><text:span text:style-name="T12">semanage</text:span><text:span text:style-name="T12">.read.LO</text:span><text:span text:style-name="T12">CK</text:span></text:p><text:p text:style-name="P7"><text:span text:style-name="T12">semanage</text:span><text:span text:style-name="T12">.trans.L</text:span><text:span text:style-name="T12">OCK</text:span></text:p><text:p text:style-name="P7"><text:span text:style-name="T12">/var/</text:span><text:span text:style-name="T12">lib/</text:span><text:span text:style-name="T12">selinux/</text:span><text:span text:style-name="T12">&lt;NAME&gt;/</text:span><text:span text:style-name="T12">modules/</text:span><text:span text:style-name="T12">active:</text:span></text:p><text:p text:style-name="P7"><text:span text:style-name="T12">commit_n</text:span><text:span text:style-name="T12">um</text:span></text:p><text:p text:style-name="P7"><text:span text:style-name="T12">file_con</text:span><text:span text:style-name="T12">texts</text:span></text:p><text:p text:style-name="P7"><text:span text:style-name="T12">file_con</text:span><text:span text:style-name="T12">texts.ho</text:span><text:span text:style-name="T12">medirs</text:span></text:p><text:p text:style-name="P7"><text:span text:style-name="T12">file_con</text:span><text:span text:style-name="T12">texts.te</text:span><text:span text:style-name="T12">mplate</text:span></text:p><text:p text:style-name="P7"><text:span text:style-name="T12">homedir_</text:span><text:span text:style-name="T12">template</text:span></text:p><text:p text:style-name="P7"><text:span text:style-name="T12">seusers.</text:span><text:span text:style-name="T12">final</text:span></text:p><text:p text:style-name="P7"><text:span text:style-name="T12">users_ex</text:span><text:span text:style-name="T12">tra</text:span></text:p><text:p text:style-name="P7"><text:span text:style-name="T12">/var/</text:span><text:span text:style-name="T12">lib/</text:span><text:span text:style-name="T12">selinux/</text:span><text:span text:style-name="T12">&lt;NAME</text:span><text:span text:style-name="T13">&gt;</text:span><text:span text:style-name="T12">/</text:span><text:span text:style-name="T12">modules/</text:span><text:span text:style-name="T12">active/</text:span><text:span text:style-name="T12">modules/</text:span><text:span text:style-name="T12">100:</text:span></text:p><text:p text:style-name="P7"><text:span text:style-name="T12">amavis</text:span></text:p><text:p text:style-name="P7"><text:span text:style-name="T12">amtu</text:span></text:p><text:p text:style-name="P7"><text:span text:style-name="T12">...</text:span></text:p><text:p text:style-name="P7"><text:span text:style-name="T12">zabbix</text:span></text:p><text:p text:style-name="P7"><text:span text:style-name="T11"/></text:p><text:p text:style-name="P7"><text:span text:style-name="T9">--- </text:span><text:span text:style-name="T10">Polic</text:span><text:span text:style-name="T10">y</text:span><text:span text:style-name="T9"> </text:span><text:span text:style-name="T9">Confi</text:span><text:span text:style-name="T9">gurat</text:span><text:span text:style-name="T9">ion </text:span><text:span text:style-name="T9">Files </text:span><text:span text:style-name="T9">-----</text:span></text:p><text:p text:style-name="P7"><text:span text:style-name="T12"/></text:p><text:p text:style-name="P7"><text:span text:style-name="T12">/etc/</text:span><text:span text:style-name="T12">selinux/</text:span><text:span text:style-name="T12">&lt;NAME</text:span><text:span text:style-name="T13">&gt;</text:span><text:span text:style-name="T12">/</text:span><text:span text:style-name="T12">contexts</text:span><text:span text:style-name="T12">:</text:span></text:p><text:p text:style-name="P7"><text:span text:style-name="T12">dbus_con</text:span><text:span text:style-name="T12">texts</text:span></text:p><text:p text:style-name="P7"><text:span text:style-name="T12">netfilte</text:span><text:span text:style-name="T12">r_contex</text:span><text:span text:style-name="T12">ts</text:span></text:p><text:p text:style-name="P7"><text:span text:style-name="T12">/etc/</text:span><text:span text:style-name="T12">selinux/</text:span><text:span text:style-name="T13">&lt;NAME&gt;/</text:span><text:span text:style-name="T12">contexts</text:span><text:span text:style-name="T12">/files:</text:span></text:p><text:p text:style-name="P7"><text:span text:style-name="T12">file_con</text:span><text:span text:style-name="T12">texts</text:span></text:p><text:p text:style-name="P7"><text:span text:style-name="T12">file_con</text:span><text:span text:style-name="T12">texts.ho</text:span><text:span text:style-name="T12">medirs</text:span></text:p><text:p text:style-name="P7"><text:span text:style-name="T12">/etc/</text:span><text:span text:style-name="T12">selinux/</text:span><text:span text:style-name="T13">&lt;NAME&gt;</text:span><text:span text:style-name="T12">/</text:span><text:span text:style-name="T12">policy:</text:span></text:p><text:p text:style-name="P7"><text:span text:style-name="T12">policy.3</text:span><text:span text:style-name="T12">1</text:span></text:p><text:p text:style-name="P7"><text:span text:style-name="T11"/></text:p><text:p text:style-name="P7"><text:span text:style-name="T10">-----</text:span><text:span text:style-name="T10">-----</text:span><text:span text:style-name="T10">-----</text:span><text:span text:style-name="T10">-----</text:span><text:span text:style-name="T10">-----</text:span><text:span text:style-name="T10">-----</text:span><text:span text:style-name="T10">-----</text:span><text:span text:style-name="T10">-</text:span></text:p><text:p text:style-name="P6"><text:span text:style-name="T14">SELin</text:span><text:span text:style-name="T14">ux </text:span><text:span text:style-name="T14">Config</text:span><text:span text:style-name="T14">uratio</text:span><text:span text:style-name="T14">n Files</text:span></text:p><text:p text:style-name="P7"><text:span text:style-name="T15">/etc/</text:span><text:span text:style-name="T15">selinux/</text:span><text:span text:style-name="T15">config</text:span></text:p><text:p text:style-name="P7"><text:span text:style-name="T15">/etc/</text:span><text:span text:style-name="T15">selinux/</text:span><text:span text:style-name="T15">semanage</text:span><text:span text:style-name="T15">.conf</text:span></text:p><text:p text:style-name="P7"><text:span text:style-name="T15">/etc/</text:span><text:span text:style-name="T15">selinux/</text:span><text:span text:style-name="T15">restorec</text:span><text:span text:style-name="T15">ond.conf</text:span></text:p><text:p text:style-name="P7"><text:span text:style-name="T15">/etc/</text:span><text:span text:style-name="T15">sestatus</text:span></text:p><text:p text:style-name="P7"><text:span text:style-name="T15">/etc/</text:span><text:span text:style-name="T15">selinux/</text:span><text:span text:style-name="T15">&lt;NAME&gt;/</text:span><text:span text:style-name="T15">setrans.</text:span><text:span text:style-name="T15">conf</text:span></text:p><text:p text:style-name="P7"><text:span text:style-name="T16"/></text:p></draw:text-box></draw:frame><draw:custom-shape draw:style-name="gr11" draw:text-style-name="P5" svg:width="2.987in" svg:height="5.4516in" svg:x="6.4783in" svg:y="0.1299in"><text:p/><draw:enhanced-geometry svg:viewBox="0 0 88 21600" draw:glue-points="44 ?f6 44 0 0 10800 44 21600 88 10800" draw:text-areas="0 ?f6 88 ?f3" draw:type="can" draw:modifiers="1527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Arial Unicode MS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70 270" svg:d="M135 0l135 270h-270z"/>
    <draw:marker draw:name="msArrowEnd_20_5" draw:display-name="msArrowEnd 5" svg:viewBox="0 0 210 210" svg:d="M105 0l105 210h-210z"/>
    <draw:stroke-dash draw:name="Dashed_20__28_var_29__20_3" draw:display-name="Dashed (var) 3" draw:style="rect" draw:dots2="1" draw:dots2-length="0.0413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6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2:51:38.131826149</meta:creation-date>
    <dc:date>2020-07-30T12:55:01.811347249</dc:date>
    <meta:editing-duration>PT3M24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